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4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5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6" style:parent-style-name="Standard" style:family="paragraph">
      <style:paragraph-properties fo:text-align="center"/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color="#FF0000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color="#FF0000" fo:font-size="12pt" style:font-size-asian="12pt" style:font-size-complex="12pt" fo:language="en" fo:country="IN"/>
    </style:style>
    <style:style style:name="P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 fo:language="en" fo:country="IN"/>
    </style:style>
    <style:style style:name="T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7" style:parent-style-name="Standard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size="12pt" style:font-size-asian="12pt" style:font-size-complex="12pt" fo:language="en" fo:country="IN"/>
    </style:style>
    <style:style style:name="T2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4" style:parent-style-name="Standard" style:list-style-name="WWNum1" style:family="paragraph">
      <style:paragraph-properties fo:text-indent="0in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27" style:parent-style-name="DefaultParagraphFont" style:family="text">
      <style:text-properties fo:color="#00000A" fo:font-size="12pt" style:font-size-asian="12pt" style:font-size-complex="12pt"/>
    </style:style>
    <style:style style:name="P2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font-size="12pt" style:font-size-asian="12pt" style:font-size-complex="12pt" fo:language="en" fo:country="IN"/>
    </style:style>
    <style:style style:name="T32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3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3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fo:font-size="12pt" style:font-size-asian="12pt" style:font-size-complex="12pt" fo:language="en" fo:country="IN"/>
    </style:style>
    <style:style style:name="T38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3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4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fo:font-size="12pt" style:font-size-asian="12pt" style:font-size-complex="12pt" fo:language="en" fo:country="IN"/>
    </style:style>
    <style:style style:name="T44" style:parent-style-name="DefaultParagraphFont" style:family="text">
      <style:text-properties fo:font-size="12pt" style:font-size-asian="12pt" style:font-size-complex="12pt" fo:language="en" fo:country="IN"/>
    </style:style>
    <style:style style:name="T4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fo:font-size="12pt" style:font-size-asian="12pt" style:font-size-complex="12pt" fo:language="en" fo:country="IN"/>
    </style:style>
    <style:style style:name="T5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5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5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fo:font-size="12pt" style:font-size-asian="12pt" style:font-size-complex="12pt" fo:language="en" fo:country="IN"/>
    </style:style>
    <style:style style:name="T55" style:parent-style-name="DefaultParagraphFont" style:family="text">
      <style:text-properties fo:font-size="12pt" style:font-size-asian="12pt" style:font-size-complex="12pt" fo:language="en" fo:country="IN"/>
    </style:style>
    <style:style style:name="T5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5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 fo:language="en" fo:country="IN"/>
    </style:style>
    <style:style style:name="T59" style:parent-style-name="DefaultParagraphFont" style:family="text">
      <style:text-properties fo:font-size="12pt" style:font-size-asian="12pt" style:font-size-complex="12pt" fo:language="en" fo:country="IN"/>
    </style:style>
    <style:style style:name="T6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6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6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font-size="12pt" style:font-size-asian="12pt" style:font-size-complex="12pt" fo:language="en" fo:country="IN"/>
    </style:style>
    <style:style style:name="T6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6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6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6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fo:font-size="12pt" style:font-size-asian="12pt" style:font-size-complex="12pt" fo:language="en" fo:country="IN"/>
    </style:style>
    <style:style style:name="T71" style:parent-style-name="DefaultParagraphFont" style:family="text">
      <style:text-properties fo:font-size="12pt" style:font-size-asian="12pt" style:font-size-complex="12pt" fo:language="en" fo:country="IN"/>
    </style:style>
    <style:style style:name="T7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7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T75" style:parent-style-name="DefaultParagraphFont" style:family="text">
      <style:text-properties fo:font-size="12pt" style:font-size-asian="12pt" style:font-size-complex="12pt" fo:language="en" fo:country="IN"/>
    </style:style>
    <style:style style:name="T76" style:parent-style-name="DefaultParagraphFont" style:family="text">
      <style:text-properties fo:font-size="12pt" style:font-size-asian="12pt" style:font-size-complex="12pt" fo:language="en" fo:country="IN"/>
    </style:style>
    <style:style style:name="T7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8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T85" style:parent-style-name="DefaultParagraphFont" style:family="text">
      <style:text-properties fo:font-size="12pt" style:font-size-asian="12pt" style:font-size-complex="12pt" fo:language="en" fo:country="IN"/>
    </style:style>
    <style:style style:name="T86" style:parent-style-name="DefaultParagraphFont" style:family="text">
      <style:text-properties fo:font-size="12pt" style:font-size-asian="12pt" style:font-size-complex="12pt" fo:language="en" fo:country="IN"/>
    </style:style>
    <style:style style:name="T8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8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 fo:language="en" fo:country="IN"/>
    </style:style>
    <style:style style:name="T9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fo:font-size="12pt" style:font-size-asian="12pt" style:font-size-complex="12pt" fo:language="en" fo:country="IN"/>
    </style:style>
    <style:style style:name="T100" style:parent-style-name="DefaultParagraphFont" style:family="text">
      <style:text-properties fo:font-size="12pt" style:font-size-asian="12pt" style:font-size-complex="12pt" fo:language="en" fo:country="IN"/>
    </style:style>
    <style:style style:name="T10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font-size="12pt" style:font-size-asian="12pt" style:font-size-complex="12pt" fo:language="en" fo:country="IN"/>
    </style:style>
    <style:style style:name="T108" style:parent-style-name="DefaultParagraphFont" style:family="text">
      <style:text-properties fo:font-size="12pt" style:font-size-asian="12pt" style:font-size-complex="12pt" fo:language="en" fo:country="IN"/>
    </style:style>
    <style:style style:name="T10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1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1" style:parent-style-name="Standard" style:family="paragraph">
      <style:paragraph-properties fo:margin-left="0.5in">
        <style:tab-stops/>
      </style:paragraph-properties>
    </style:style>
    <style:style style:name="T112" style:parent-style-name="DefaultParagraphFont" style:family="text">
      <style:text-properties fo:font-size="12pt" style:font-size-asian="12pt" style:font-size-complex="12pt" fo:language="en" fo:country="IN"/>
    </style:style>
    <style:style style:name="T11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1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fo:font-size="12pt" style:font-size-asian="12pt" style:font-size-complex="12pt" fo:language="en" fo:country="IN"/>
    </style:style>
    <style:style style:name="T122" style:parent-style-name="DefaultParagraphFont" style:family="text">
      <style:text-properties fo:font-size="12pt" style:font-size-asian="12pt" style:font-size-complex="12pt" fo:language="en" fo:country="IN"/>
    </style:style>
    <style:style style:name="T12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2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2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2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T129" style:parent-style-name="DefaultParagraphFont" style:family="text">
      <style:text-properties fo:font-size="12pt" style:font-size-asian="12pt" style:font-size-complex="12pt" fo:language="en" fo:country="IN"/>
    </style:style>
    <style:style style:name="T13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3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3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3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3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3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</style:style>
    <style:style style:name="T137" style:parent-style-name="DefaultParagraphFont" style:family="text">
      <style:text-properties fo:font-size="12pt" style:font-size-asian="12pt" style:font-size-complex="12pt" fo:language="en" fo:country="IN"/>
    </style:style>
    <style:style style:name="T138" style:parent-style-name="DefaultParagraphFont" style:family="text">
      <style:text-properties style:font-name-asian="Calibri" style:font-name-complex="Calibri" fo:font-weight="bold" style:font-weight-asian="bold" style:font-weight-complex="bold" fo:color="#00B050" style:text-position="sub 66.6%" fo:font-size="12pt" style:font-size-asian="12pt" style:font-size-complex="12pt" fo:language="en" fo:country="IN"/>
    </style:style>
    <style:style style:name="T139" style:parent-style-name="DefaultParagraphFont" style:family="text">
      <style:text-properties fo:font-weight="bold" style:font-weight-asian="bold" style:font-weight-complex="bold" fo:color="#FF0000"/>
    </style:style>
    <style:style style:name="P14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weight="bold" style:font-weight-asian="bold" fo:font-size="14pt" style:font-size-asian="14pt" style:font-size-complex="14pt"/>
    </style:style>
    <style:style style:name="P14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5" style:parent-style-name="Standard" style:family="paragraph">
      <style:text-properties fo:font-weight="bold" style:font-weight-asian="bold" fo:font-size="14pt" style:font-size-asian="14pt" style:font-size-complex="14pt"/>
    </style:style>
    <style:style style:name="P16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MySQL Assignments</text:span><text:span text:style-name="T3"><text:s/>(</text:span><text:span text:style-name="T4">SWATI VERMAN</text:span><text:span text:style-name="T5">)</text:span></text:p>
      <text:p text:style-name="P6"><text:s/>EMP ID-66182</text:p>
      <text:p text:style-name="Standard"/>
      <text:p text:style-name="P7">1)<text:tab/>Select Queries</text:p>
      <text:p text:style-name="P8">1.<text:tab/>Display all departments from department table.</text:p>
      <text:p text:style-name="P9"><text:span text:style-name="T10"><text:tab/></text:span><text:span text:style-name="T11">Select * from dept</text:span><text:span text:style-name="T12">;</text:span></text:p>
      <text:list text:style-name="WWNum1">
        <text:list-item text:start-value="2">
          <text:p text:style-name="P13">Display all employees from employee table.</text:p>
        </text:list-item>
      </text:list>
      <text:p text:style-name="Standard"><text:span text:style-name="T14"><text:s text:c="27"/></text:span><text:span text:style-name="T15">select * from emp;</text:span></text:p>
      <text:list text:style-name="WWNum1" text:continue-numbering="true">
        <text:list-item>
          <text:p text:style-name="P16">Select the employee in department 30.</text:p>
        </text:list-item>
      </text:list>
      <text:p text:style-name="P17"><text:s text:c="26"/>select<text:s/>* from emp where dept_no = 3;</text:p>
      <text:list text:style-name="WWNum1" text:continue-numbering="true">
        <text:list-item>
          <text:p text:style-name="P18">List the names, numbers and departmentno of all clerks.</text:p>
        </text:list-item>
      </text:list>
      <text:p text:style-name="P19"><text:span text:style-name="T20"><text:s text:c="13"/></text:span><text:span text:style-name="T21">select name,id,dept_no from emp where role='clerk';</text:span></text:p>
      <text:list text:style-name="WWNum1" text:continue-numbering="true">
        <text:list-item>
          <text:p text:style-name="P22">Find the depart numbers and the name of employee of all dept with Deptno greater or equal to 20.</text:p>
        </text:list-item>
      </text:list>
      <text:p text:style-name="P23"><text:s text:c="11"/><text:s/>select dept_no,name from emp where dept_no &gt;= 2;</text:p>
      <text:list text:style-name="WWNum1" text:continue-numbering="true">
        <text:list-item>
          <text:p text:style-name="P24"><text:span text:style-name="T25">Find the employees whose commission is greater than their</text:span><text:span text:style-name="T26"><text:s/></text:span><text:span text:style-name="T27">salary.</text:span></text:p>
        </text:list-item>
      </text:list>
      <text:p text:style-name="P28"><text:s text:c="11"/><text:s text:c="3"/>select commission from emp where salary&lt;commission;</text:p>
      <text:list text:style-name="WWNum1" text:continue-numbering="true">
        <text:list-item>
          <text:p text:style-name="P29">Find the employees whose commission is greater than 60 percent of their salary.</text:p>
        </text:list-item>
      </text:list>
      <text:p text:style-name="P30"><text:span text:style-name="T31"><text:s text:c="9"/></text:span><text:span text:style-name="T32"><text:s/></text:span><text:span text:style-name="T33"><text:s text:c="3"/></text:span><text:span text:style-name="T34">select * from emp where COMMISSION&gt; (0.6)*salary;</text:span></text:p>
      <text:list text:style-name="WWNum1" text:continue-numbering="true">
        <text:list-item>
          <text:p text:style-name="P35">Find the employee whose commission is greater than 50 percent of their salary. The result must show only one record.</text:p>
        </text:list-item>
      </text:list>
      <text:p text:style-name="P36"><text:span text:style-name="T37"><text:s text:c="10"/></text:span><text:span text:style-name="T38"><text:s/></text:span><text:span text:style-name="T39"><text:s text:c="2"/></text:span><text:span text:style-name="T40">select * from emp where COMMISSION &gt; (0.5)*salary;</text:span></text:p>
      <text:list text:style-name="WWNum1" text:continue-numbering="true">
        <text:list-item>
          <text:p text:style-name="P41">List<text:s/>the name, job and salary of all employees in dept 20 who earn more than 2000.</text:p>
        </text:list-item>
      </text:list>
      <text:soft-page-break/>
      <text:p text:style-name="P42"><text:span text:style-name="T43"><text:s text:c="3"/></text:span><text:span text:style-name="T44"><text:s text:c="10"/></text:span><text:span text:style-name="T45">select name,role,salary from emp where dept_no = 2 and salary&gt;2000;</text:span></text:p>
      <text:p text:style-name="P46"/>
      <text:list text:style-name="WWNum1" text:continue-numbering="true">
        <text:list-item>
          <text:p text:style-name="P47">Find all salesmen in dept 30 whose salary is greater than or equal to Rs. 1500.</text:p>
        </text:list-item>
      </text:list>
      <text:p text:style-name="P48"><text:span text:style-name="T49"><text:s text:c="14"/></text:span><text:span text:style-name="T50">select * f</text:span><text:span text:style-name="T51">rom emp where dept_no = 3 and salary&gt;=1500;</text:span></text:p>
      <text:list text:style-name="WWNum1" text:continue-numbering="true">
        <text:list-item>
          <text:p text:style-name="P52">Find all the employees whose job is either a president or manager.</text:p>
        </text:list-item>
      </text:list>
      <text:p text:style-name="P53"><text:span text:style-name="T54"><text:s text:c="11"/></text:span><text:span text:style-name="T55"><text:s text:c="2"/></text:span><text:span text:style-name="T56">select * from emp where role in ('president','manager');</text:span></text:p>
      <text:list text:style-name="WWNum1" text:continue-numbering="true">
        <text:list-item>
          <text:p text:style-name="P57">Find all managers who are not in dept 30.</text:p>
        </text:list-item>
      </text:list>
      <text:p text:style-name="Standard"><text:span text:style-name="T58"><text:s text:c="22"/></text:span><text:span text:style-name="T59"><text:s text:c="5"/></text:span><text:span text:style-name="T60">select * from</text:span><text:span text:style-name="T61"><text:s/>emp where dept_no != 30 <text:s/>and role='manager';</text:span></text:p>
      <text:list text:style-name="WWNum1" text:continue-numbering="true">
        <text:list-item>
          <text:p text:style-name="P62">Find the details of all managers and clerks in dept 10.</text:p>
        </text:list-item>
      </text:list>
      <text:p text:style-name="P63"><text:span text:style-name="T64"><text:s text:c="6"/></text:span><text:span text:style-name="T65"><text:s/></text:span><text:span text:style-name="T66"><text:s text:c="6"/></text:span><text:span text:style-name="T67">select * from emp where role in ('clerk','manager') and DEPT_NO=1;</text:span></text:p>
      <text:list text:style-name="WWNum1" text:continue-numbering="true">
        <text:list-item>
          <text:p text:style-name="P68">Find the details of all manager (in any dept) and all clerks in dept 10</text:p>
        </text:list-item>
      </text:list>
      <text:p text:style-name="P69"><text:span text:style-name="T70"><text:s text:c="8"/></text:span><text:span text:style-name="T71"><text:s text:c="5"/></text:span><text:span text:style-name="T72">select * from emp where role = 'manager' or (role = 'clerk' and dept_no = 1);</text:span></text:p>
      <text:list text:style-name="WWNum1" text:continue-numbering="true">
        <text:list-item>
          <text:p text:style-name="P73">Find the details of all managers in dept 10 and all clerks in dept 20.</text:p>
        </text:list-item>
      </text:list>
      <text:p text:style-name="P74"><text:span text:style-name="T75"><text:s text:c="2"/></text:span><text:span text:style-name="T76"><text:s text:c="10"/></text:span><text:span text:style-name="T77">select * from emp where (role = 'manager' and dept_no = 10) or (role = 'clerk'<text:s/></text:span><text:span text:style-name="T78"><text:s text:c="15"/></text:span><text:span text:style-name="T79">and dept_no = 20) ;</text:span><text:span text:style-name="T80"><text:s/></text:span></text:p>
      <text:list text:style-name="WWNum1" text:continue-numbering="true">
        <text:list-item>
          <text:p text:style-name="P81">Find all employees who are neither clerks nor manager but whose salary is greater than or equal to Rs. 2000.</text:p>
        </text:list-item>
      </text:list>
      <text:p text:style-name="P82"><text:s/><text:s text:c="10"/>select * from emp <text:s/>where salary &gt;= 2000 and role not in ('clerk','mananger');</text:p>
      <text:list text:style-name="WWNum1" text:continue-numbering="true">
        <text:list-item>
          <text:p text:style-name="P83">Find the employees who earns between Rs. 1200 and Rs.1400.</text:p>
        </text:list-item>
      </text:list>
      <text:p text:style-name="P84"><text:span text:style-name="T85"><text:s text:c="3"/></text:span><text:span text:style-name="T86"><text:s text:c="10"/></text:span><text:span text:style-name="T87">select * fro</text:span><text:span text:style-name="T88">m emp <text:s/>where salary between 1200 and 1400;</text:span></text:p>
      <text:list text:style-name="WWNum1" text:continue-numbering="true">
        <text:list-item>
          <text:p text:style-name="P89">Find the employees who are clerks, analysts or salesman.</text:p>
        </text:list-item>
      </text:list>
      <text:p text:style-name="P90"><text:s text:c="2"/><text:s text:c="11"/>select * from emp <text:s/>where <text:s/>role <text:s/>in ('clerk','manager','salesman');</text:p>
      <text:list text:style-name="WWNum1" text:continue-numbering="true">
        <text:list-item>
          <text:p text:style-name="P91">Find the employees who are not clerks, analyst or salesman.</text:p>
        </text:list-item>
      </text:list>
      <text:p text:style-name="Standard"><text:span text:style-name="T92"><text:s text:c="12"/></text:span><text:span text:style-name="T93"><text:s/></text:span><text:span text:style-name="T94"><text:s text:c="14"/></text:span><text:span text:style-name="T95">select *<text:s/></text:span><text:span text:style-name="T96">from emp <text:s/>where <text:s/>role <text:s text:c="2"/>not in ('clerk','manager','salesman');</text:span></text:p>
      <text:list text:style-name="WWNum1" text:continue-numbering="true">
        <text:list-item>
          <text:p text:style-name="P97">Find the employees who do not receive a commission i.e. commission is NULL.</text:p>
        </text:list-item>
      </text:list>
      <text:soft-page-break/>
      <text:p text:style-name="P98"><text:span text:style-name="T99"><text:s/></text:span><text:span text:style-name="T100"><text:s text:c="12"/></text:span><text:span text:style-name="T101">select * from emp <text:s/>where <text:s/>COMMISSION is null;</text:span></text:p>
      <text:p text:style-name="P102"/>
      <text:list text:style-name="WWNum1" text:continue-numbering="true">
        <text:list-item>
          <text:p text:style-name="P103">Find the employee whose commission is Rs. 0.</text:p>
        </text:list-item>
      </text:list>
      <text:p text:style-name="P104"><text:s/><text:s text:c="12"/>select * from emp <text:s/>where <text:s/>COMMISSION = 0;</text:p>
      <text:list text:style-name="WWNum1" text:continue-numbering="true">
        <text:list-item>
          <text:p text:style-name="P105">Find the different jobs of the employees receiving commission.</text:p>
        </text:list-item>
      </text:list>
      <text:p text:style-name="P106"><text:span text:style-name="T107"><text:s text:c="2"/></text:span><text:span text:style-name="T108"><text:s text:c="12"/></text:span><text:span text:style-name="T109">select role from emp <text:s/>where <text:s/>COMMISSION is not null;</text:span></text:p>
      <text:list text:style-name="WWNum1" text:continue-numbering="true">
        <text:list-item>
          <text:p text:style-name="P110">Find all employees who do not receive a commission or whose Commission is less than Rs. 100.</text:p>
        </text:list-item>
      </text:list>
      <text:p text:style-name="P111"><text:span text:style-name="T112"><text:s/></text:span><text:span text:style-name="T113"><text:s/></text:span><text:span text:style-name="T114"><text:s text:c="13"/></text:span><text:span text:style-name="T115">select * from emp <text:s/>wher</text:span><text:span text:style-name="T116">e <text:s/>COMMISSION &lt;100 and COMMISSION is null;</text:span></text:p>
      <text:list text:style-name="WWNum1" text:continue-numbering="true">
        <text:list-item>
          <text:p text:style-name="P117">The employees who not receiving commission are entailed to Rs. 250, Show the net earnings of all employees. (find about coalesce() )</text:p>
        </text:list-item>
      </text:list>
      <text:p text:style-name="P118"/>
      <text:list text:style-name="WWNum1" text:continue-numbering="true">
        <text:list-item>
          <text:p text:style-name="P119">Find all employees whose total earnings are greater than Rs. 2000.</text:p>
        </text:list-item>
      </text:list>
      <text:p text:style-name="P120"><text:span text:style-name="T121"><text:s text:c="14"/></text:span><text:span text:style-name="T122"><text:s/></text:span><text:span text:style-name="T123">select * fr</text:span><text:span text:style-name="T124">om emp <text:s/>where <text:s/>salary &gt; 2000;</text:span></text:p>
      <text:list text:style-name="WWNum1" text:continue-numbering="true">
        <text:list-item>
          <text:p text:style-name="P125">Find all employees whose names begin with m.</text:p>
        </text:list-item>
      </text:list>
      <text:p text:style-name="P126"><text:s text:c="3"/><text:s text:c="10"/>select * from emp <text:s/>where <text:s/>name like 'm%';</text:p>
      <text:list text:style-name="WWNum1" text:continue-numbering="true">
        <text:list-item>
          <text:p text:style-name="P127">Find all employees whose names end with m.</text:p>
        </text:list-item>
      </text:list>
      <text:p text:style-name="P128"><text:span text:style-name="T129"><text:s text:c="4"/></text:span><text:span text:style-name="T130"><text:s/></text:span><text:span text:style-name="T131"><text:s text:c="9"/></text:span><text:span text:style-name="T132">select * from emp <text:s/>where <text:s/>name like '%m';</text:span></text:p>
      <text:list text:style-name="WWNum1" text:continue-numbering="true">
        <text:list-item>
          <text:p text:style-name="P133">Find all employees whose names contain the letter m.</text:p>
        </text:list-item>
      </text:list>
      <text:p text:style-name="P134"><text:s/><text:s text:c="13"/>select * from emp <text:s/>where <text:s/>name like '%m%';</text:p>
      <text:list text:style-name="WWNum1" text:continue-numbering="true">
        <text:list-item>
          <text:p text:style-name="P135">Find the employees whose names are 5 characters long and end with n.</text:p>
        </text:list-item>
      </text:list>
      <text:p text:style-name="P136"><text:span text:style-name="T137"><text:s/></text:span><text:span text:style-name="T138"><text:s/></text:span><text:s text:c="13"/><text:span text:style-name="T139">SELECT <text:s/>* FROM emp EHERE LIKE “----n”</text:span></text:p>
      <text:list text:style-name="WWNum1" text:continue-numbering="true">
        <text:list-item>
          <text:p text:style-name="P140">Find the employees who have the letter r as the third letter in their name.</text:p>
        </text:list-item>
      </text:list>
      <text:p text:style-name="P141"><text:s text:c="13"/>select * from emp <text:s/>where <text:s/>name like '--r%';</text:p>
      <text:p text:style-name="P142"/>
      <text:soft-page-break/>
      <text:p text:style-name="P143">2)<text:tab/>Numeric, Character &amp; Date Function</text:p>
      <text:p text:style-name="P144">31.<text:tab/>Find all employees hired in month of February (of any year).</text:p>
      <text:p text:style-name="P145">32.<text:tab/>Find all employees who were hired on the last day of the month.</text:p>
      <text:p text:style-name="P146">33.<text:tab/>Find the employees who were<text:s/>hired more than 12 years ago.</text:p>
      <text:p text:style-name="P147">34.<text:tab/>Find the managers hired in the year 2007.</text:p>
      <text:p text:style-name="P148">35.<text:tab/>Display the names and the jobs of all employees, separated by ','(comma). For example (smith, clerk).</text:p>
      <text:p text:style-name="P149">36.<text:tab/>Display the names of all employees with the initial letter only in capitals.</text:p>
      <text:p text:style-name="P150">37.<text:tab/>Display the names of all employees, right aligning them to 15 characters.</text:p>
      <text:p text:style-name="P151">38.<text:tab/>Display the names of all employees, padding them to right up-to 15 characters with '-'.</text:p>
      <text:p text:style-name="P152">39.<text:tab/>Display the length of the name of all employees.</text:p>
      <text:p text:style-name="P153">40.<text:tab/>Display the names of all employees centering them with 20 characters.</text:p>
      <text:p text:style-name="P154">41.<text:tab/>Display the names of all employees without any leading 'a'.</text:p>
      <text:p text:style-name="P155">42.<text:tab/>Display the names of all employees without any trailing 'r'.</text:p>
      <text:p text:style-name="P156">43.<text:tab/>Show the first three characters of the names of all employees.</text:p>
      <text:p text:style-name="P157">44.<text:tab/>Show the<text:s/>last three characters of the names of all employees.</text:p>
      <text:p text:style-name="P158">45.<text:tab/>Display the names of all employees replacing any 'a' with 'e'.</text:p>
      <text:p text:style-name="P159">46.<text:tab/>Display the names of all employees and the position at which the string 'ar' occurs in the name.</text:p>
      <text:p text:style-name="P160">47.<text:tab/>Show the salary of all employees rounding it to the nearest Rs. 1000. For example (3790 will be 4000)</text:p>
      <text:p text:style-name="P161">48.<text:tab/>Show the daily salary of all employees assuming a month has 30 days.</text:p>
      <text:p text:style-name="P162">49.<text:tab/>Display the name of all employees, and their bonus. Assume each Employee gets a bonus of 20 percent of his<text:s/>salary subject to the Maximum of Rs. 500.</text:p>
      <text:soft-page-break/>
      <text:p text:style-name="P163">50.<text:tab/>Display the name of all employees, and their bonus. Assume each employee gets a bonus of 20 percent of his salary subject to the Maximum of Rs. 200.</text:p>
      <text:p text:style-name="P164">51.<text:tab/>For each employee display the number of days passed since<text:s/>the employee joined the company.</text:p>
      <text:p text:style-name="Standard"/>
      <text:p text:style-name="P165">3)<text:tab/>Ordering by Queries</text:p>
      <text:p text:style-name="P166">52.<text:tab/>Display the details of all employees, sorted on the names.</text:p>
      <text:p text:style-name="P167">53.<text:tab/>Display the name of all employees, based on their tenure, with the oldest employee coming first.</text:p>
      <text:p text:style-name="P168">54.<text:tab/>Display the names, job and salary of all employees sorted on jobs and Salary.</text:p>
      <text:p text:style-name="P169">55.<text:tab/>Display the names, job and salary of all employees, sorted on jobs and within job, sorted on the descending order of salary.</text:p>
      <text:p text:style-name="P170">56.<text:tab/>Display the names, job and salary of all employees, sorted on<text:s/>Descending order of job and within job, sorted on the descending order of salary.</text:p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ony</meta:initial-creator>
    <dc:creator>Swati Verman</dc:creator>
    <meta:creation-date>2022-02-05T08:24:00Z</meta:creation-date>
    <dc:date>2022-02-05T08:24:00Z</dc:date>
    <meta:template xlink:href="Normal" xlink:type="simple"/>
    <meta:editing-cycles>2</meta:editing-cycles>
    <meta:editing-duration>PT24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12" meta:word-count="961" meta:character-count="6430" meta:row-count="45" meta:non-whitespace-character-count="5481"/>
  </office:meta>
</office:document-meta>
</file>